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" style:parent-style-name="Основнойшрифтабзаца" style:family="text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language="ru" fo:country="RU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 fo:language="ru" fo:country="RU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language="ru" fo:country="RU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P109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>Дудкин<text:s/><text:span text:style-name="T9">Константин Кириллович</text:span>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Это<text:s/>один из инструментов реализации полиморфизма. Можно<text:s/>переопределять методы у наследников класса или у классов, имплементирующих интерфейс.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Виды:<text:s/>обычные, абстрактные, внутренние, анонимные, статические внутренние классы, локальные<text:s/>классы, конечные классы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TableContents"><text:span text:style-name="T28">Используется</text:span><text:span text:style-name="T29">:</text:span><text:span text:style-name="T30"><text:s/></text:span>final<text:span text:style-name="T31">-</text:span><text:span text:style-name="T32">переменные не могут изменяться;<text:s/></text:span>final<text:span text:style-name="T33">-</text:span><text:span text:style-name="T34">классы не могут иметь наследников;<text:s/></text:span>final<text:span text:style-name="T35">-</text:span><text:span text:style-name="T36">методы нельзя переопределять в наследниках</text:span></text:p>
          </table:table-cell>
        </table:table-row>
        <table:table-row table:style-name="TableRow37">
          <table:table-cell table:style-name="TableCell38">
            <text:p text:style-name="TableContents"><text:span text:style-name="T39">Какие есть<text:s/></text:span><text:span text:style-name="T40">варианты использования ключевого слова<text:s/></text:span>try<text:span text:style-name="T41">?</text:span></text:p>
          </table:table-cell>
          <table:table-cell table:style-name="TableCell42">
            <text:p text:style-name="TableContents">Try-catch, try-with-resources<text:s/></text:p>
          </table:table-cell>
        </table:table-row>
        <table:table-row table:style-name="TableRow43">
          <table:table-cell table:style-name="TableCell44">
            <text:p text:style-name="TableContents"><text:span text:style-name="T45">Какие есть стандартные реализации интерфейса<text:s/></text:span>List<text:span text:style-name="T46"><text:s/></text:span><text:span text:style-name="T47">и в каких ситуациях их нужно использовать?</text:span></text:p>
          </table:table-cell>
          <table:table-cell table:style-name="TableCell48">
            <text:p text:style-name="TableContents">ArrayList<text:span text:style-name="T49"><text:s/>–<text:s/></text:span><text:span text:style-name="T50">основан на массиве, быстрый доступ к элементу по индексу.<text:s/></text:span>LinkedList<text:span text:style-name="T51"><text:s/>– основан на связном списке, его надо использовать</text:span><text:span text:style-name="T52">,</text:span><text:span text:style-name="T53"><text:s/>когда требуется большое количество удалений и вставок элементов в середину списка.</text:span></text:p>
          </table:table-cell>
        </table:table-row>
        <table:table-row table:style-name="TableRow54">
          <table:table-cell table:style-name="TableCell55">
            <text:p text:style-name="P56">В чём основная идея стримов из пакета java.util.stream?</text:p>
          </table:table-cell>
          <table:table-cell table:style-name="TableCell57">
            <text:p text:style-name="P58">Упрощение<text:s/>работы с наборами данных (фильтрация, сортировка, и т.д.). Стримы не хранят<text:s/>элементы, они не изменяют источника данных.</text:p>
          </table:table-cell>
        </table:table-row>
        <table:table-row table:style-name="TableRow59">
          <table:table-cell table:style-name="TableCell60" table:number-columns-spanned="2">
            <text:p text:style-name="P61">Разное</text:p>
          </table:table-cell>
          <table:covered-table-cell/>
        </table:table-row>
        <table:table-row table:style-name="TableRow62">
          <table:table-cell table:style-name="TableCell63">
            <text:p text:style-name="P64">Каким критериям должна удовлетворять<text:s/>«хорошая» хэш-функция?</text:p>
          </table:table-cell>
          <table:table-cell table:style-name="TableCell65">
            <text:p text:style-name="TableContents"><text:span text:style-name="T66">та</text:span><text:span text:style-name="T67">,</text:span><text:span text:style-name="T68"><text:s/>которая сводит к минимуму количество коллизий<text:s/></text:span></text:p>
          </table:table-cell>
        </table:table-row>
        <table:table-row table:style-name="TableRow69">
          <table:table-cell table:style-name="TableCell70">
            <text:p text:style-name="TableContents"><text:span text:style-name="T71">В чём причина популярности и широкого распространения кодировки<text:s/></text:span>UTF<text:span text:style-name="T72">-8?</text:span></text:p>
          </table:table-cell>
          <table:table-cell table:style-name="TableCell73">
            <text:p text:style-name="P74">Она<text:s/>универсальна. При этом у нее большой потенциал для добавления новых символов. Раньше она была не так популярна из-за того, что для хранения одного символа требовался больший объем данных, чем у других кодировок.</text:p>
          </table:table-cell>
        </table:table-row>
        <table:table-row table:style-name="TableRow75">
          <table:table-cell table:style-name="TableCell76">
            <text:p text:style-name="TableContents"><text:span text:style-name="T77">Сравните форматы<text:s/></text:span>XML<text:span text:style-name="T78"><text:s/></text:span><text:span text:style-name="T79">и<text:s/></text:span>JSON<text:span text:style-name="T80">.<text:s/></text:span><text:span text:style-name="T81">Когда какой использовать?</text:span></text:p>
          </table:table-cell>
          <table:table-cell table:style-name="TableCell82">
            <text:p text:style-name="TableContents">XML<text:span text:style-name="T83"><text:s/>–<text:s/></text:span><text:span text:style-name="T84">язык разметки.<text:s/></text:span>JSON<text:span text:style-name="T85"><text:s/></text:span><text:span text:style-name="T86">– способ предоставления структурированных данных. В случае информационно-ориентированных<text:s/></text:span><text:span text:style-name="T87">задач<text:s/></text:span><text:span text:style-name="T88">надо использовать<text:s/></text:span>JSON<text:span text:style-name="T89">.</text:span><text:span text:style-name="T90"><text:s/></text:span>XML<text:span text:style-name="T91"><text:s/>– более наглядный.</text:span><text:span text:style-name="T92"><text:s/></text:span></text:p>
          </table:table-cell>
        </table:table-row>
        <table:table-row table:style-name="TableRow93">
          <table:table-cell table:style-name="TableCell94">
            <text:p text:style-name="TableContents"><text:span text:style-name="T95">Опишите что будет происходить «под капотом» после ввода адреса сайта в браузере и нажатия<text:s/></text:span>Enter<text:span text:style-name="T96">?</text:span></text:p>
          </table:table-cell>
          <table:table-cell table:style-name="TableCell97">
            <text:p text:style-name="TableContents"><text:span text:style-name="T98">Браузер начинает искать<text:s/></text:span>IP<text:span text:style-name="T99"><text:s/></text:span><text:span text:style-name="T100">сервера, для этого он обращается к<text:s/></text:span>DNS<text:span text:style-name="T101">. После того, как<text:s/></text:span>IP<text:span text:style-name="T102"><text:s/></text:span><text:span text:style-name="T103">найден, устанавливается соединение с сервером, обычно по<text:s/></text:span>TCP<text:span text:style-name="T104">. После этого браузер обменивается с сервером по<text:s/></text:span>http<text:span text:style-name="T105"><text:s/></text:span><text:span text:style-name="T106">или<text:s/></text:span>https<text:span text:style-name="T107"><text:s/></text:span><text:span text:style-name="T108">и загружает страницу.</text:span></text:p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Константин Константин</dc:creator>
    <meta:creation-date>2017-10-20T23:40:00Z</meta:creation-date>
    <dc:date>2021-11-06T06:37:00Z</dc:date>
    <meta:template xlink:href="Normal" xlink:type="simple"/>
    <meta:editing-cycles>5</meta:editing-cycles>
    <meta:editing-duration>PT57360S</meta:editing-duration>
    <meta:document-statistic meta:page-count="1" meta:paragraph-count="4" meta:word-count="326" meta:character-count="2183" meta:row-count="15" meta:non-whitespace-character-count="1861"/>
  </office:meta>
</office:document-meta>
</file>